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1A0000025F81A18FC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78cm" svg:height="21.413cm" svg:x="1.01cm" svg:y="4.143cm">
          <draw:image xlink:href="Pictures/100000000000021A0000025F81A18FC1.png" xlink:type="simple" xlink:show="embed" xlink:actuate="onLoad">
            <text:p/>
          </draw:image>
        </draw:frame>
        <draw:custom-shape draw:style-name="gr2" draw:text-style-name="P1" draw:layer="layout" svg:width="3.4cm" svg:height="1.3cm" svg:x="16cm" svg:y="7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3T20:23:12</dc:date>
    <dc:creator>Rakhi </dc:creator>
    <meta:document-statistic meta:object-count="2"/>
    <meta:generator>LibreOffice/3.5$Linux_x86 LibreOffice_project/350m1$Build-2</meta:generator>
  </office:meta>
</office:document-meta>
</file>